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min-height="1.558cm" fo:min-width="21.269cm" fo:padding-top="0.123cm" fo:padding-bottom="0.123cm" fo:padding-left="0.251cm" fo:padding-right="0.251cm" fo:wrap-option="wrap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10.385cm" draw:shadow-offset-x="0.203cm" draw:shadow-offset-y="0.203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2.792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443cm" style:use-optimal-column-width="false"/>
    </style:style>
    <style:style style:name="co2" style:family="table-column">
      <style:table-column-properties style:column-width="8.36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3.098cm"/>
    </style:style>
    <style:style style:name="ro2" style:family="table-row">
      <style:table-row-properties style:row-height="3.102cm"/>
    </style:style>
    <style:style style:name="ce1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2" style:family="table-cell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ce3" style:family="table-cell">
      <style:paragraph-properties fo:text-align="center"/>
      <style:text-properties fo:color="#3333ff" style:font-name="Liberation Sans1" fo:font-size="26pt" style:font-size-asian="26pt" style:font-size-complex="26pt"/>
    </style:style>
    <style:style style:name="ce4" style:family="table-cell">
      <style:paragraph-properties fo:text-align="center"/>
      <style:text-properties fo:color="#00cc33" style:font-name="Liberation Sans1" fo:font-size="32pt" style:font-size-asian="32pt" style:font-size-complex="32pt"/>
    </style:style>
    <style:style style:name="ce5" style:family="table-cell">
      <style:paragraph-properties fo:text-align="center"/>
      <style:text-properties fo:color="#990099" style:font-name="Liberation Sans1" fo:font-size="32pt" style:font-size-asian="32pt" style:font-size-complex="32pt"/>
    </style:style>
    <style:style style:name="ce6" style:family="table-cell">
      <style:paragraph-properties fo:text-align="center"/>
      <style:text-properties fo:color="#ff3333" style:font-name="Liberation Sans1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4" style:family="paragraph">
      <loext:graphic-properties draw:fill="solid" draw:fill-color="#dddddd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top="0cm" fo:margin-bottom="0cm" fo:line-height="100%" fo:text-align="start" style:writing-mode="rl-tb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end" style:writing-mode="rl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8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cc33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fo:font-variant="normal" fo:text-transform="none" fo:color="#69646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4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9" style:family="text">
      <style:text-properties fo:font-variant="normal" fo:text-transform="none" style:text-line-through-style="none" style:text-line-through-type="none" style:text-position="0% 100%" style:font-name="Arial2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50" style:family="text">
      <style:text-properties style:font-name="Liberation Sans1" fo:font-size="36pt" style:font-size-asian="36pt" style:font-size-complex="36pt"/>
    </style:style>
    <style:style style:name="T51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2" style:family="text">
      <style:text-properties fo:color="#3333ff" style:font-name="Liberation Sans1" fo:font-size="26pt" style:font-size-asian="26pt" style:font-size-complex="26pt"/>
    </style:style>
    <style:style style:name="T53" style:family="text">
      <style:text-properties fo:color="#00cc33" style:font-name="Liberation Sans1" fo:font-size="32pt" style:font-size-asian="32pt" style:font-size-complex="32pt"/>
    </style:style>
    <style:style style:name="T54" style:family="text">
      <style:text-properties fo:color="#990099" style:font-name="Liberation Sans1" fo:font-size="32pt" style:font-size-asian="32pt" style:font-size-complex="32pt"/>
    </style:style>
    <style:style style:name="T55" style:family="text">
      <style:text-properties fo:color="#ff3333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+</text:span><text:span text:style-name="T1">+ </text:span><text:span text:style-name="T1">c</text:span><text:span text:style-name="T1">a</text:span><text:span text:style-name="T1">s</text:span><text:span text:style-name="T1">ti</text:span><text:span text:style-name="T1">n</text:span><text:span text:style-name="T1">g</text:span><text:span text:style-name="T1">, </text:span><text:span text:style-name="T1">R</text:span><text:span text:style-name="T1">T</text:span><text:span text:style-name="T1">T</text:span><text:span text:style-name="T1">I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 </text:span><text:span text:style-name="T3">s</text:span><text:span text:style-name="T3">t</text:span><text:span text:style-name="T3">y</text:span><text:span text:style-name="T3">l</text:span><text:span text:style-name="T3">e </text:span><text:span text:style-name="T3">c</text:span><text:span text:style-name="T3">a</text:span><text:span text:style-name="T3">s</text:span><text:span text:style-name="T3">ti</text:span><text:span text:style-name="T3">n</text:span><text:span text:style-name="T3">g</text:span><text:span text:style-name="T3">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9"><text:span text:style-name="T5"><text:s/></text:span><text:span text:style-name="T6">double d = 3.0;</text:span></text:p>
              </text:list-item>
            </text:list>
            <text:p text:style-name="P10"><text:span text:style-name="T6"><text:s/></text:span><text:span text:style-name="T6">int i = (int) d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const int *cP = &amp;i;</text:span></text:p>
              </text:list-item>
            </text:list>
            <text:p text:style-name="P10"><text:span text:style-name="T6"><text:s text:c="2"/></text:span><text:span text:style-name="T6">int *ncP = (int*)cp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double * dP = (double*)ncp;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Base *baseP1 = new Derived;</text:span></text:p>
              </text:list-item>
            </text:list>
            <text:p text:style-name="P10"><text:span text:style-name="T6"><text:s text:c="2"/></text:span><text:span text:style-name="T6">Base *baseP2 = new Base</text:span></text:p>
            <text:p text:style-name="P10"><text:span text:style-name="T6"><text:s text:c="2"/></text:span><text:span text:style-name="T6">Derived *derP1 = (derP*) baseP1;</text:span></text:p>
            <text:p text:style-name="P10"><text:span text:style-name="T6"><text:s text:c="2"/></text:span><text:span text:style-name="T6">Derived *derP2 = (derP*) baseP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+</text:span><text:span text:style-name="T3">+ </text:span><text:span text:style-name="T3">s</text:span><text:span text:style-name="T3">t</text:span><text:span text:style-name="T3">y</text:span><text:span text:style-name="T3">l</text:span><text:span text:style-name="T3">e </text:span><text:span text:style-name="T3">c</text:span><text:span text:style-name="T3">a</text:span><text:span text:style-name="T3">s</text:span><text:span text:style-name="T3">ti</text:span><text:span text:style-name="T3">n</text:span><text:span text:style-name="T3">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2"><text:span text:style-name="T7"/></text:p>
            <text:p text:style-name="P12"><text:span text:style-name="T7"/></text:p>
            <text:list text:style-name="L5">
              <text:list-item>
                <text:p text:style-name="P12"><text:span text:style-name="T8">const_cast</text:span><text:span text:style-name="T9">&lt;type&gt;(expression) </text:span></text:p>
              </text:list-item>
              <text:list-item>
                <text:p text:style-name="P12"><text:span text:style-name="T8">reinterpret_cast</text:span><text:span text:style-name="T9">&lt;type&gt;(expression) </text:span></text:p>
              </text:list-item>
            </text:list>
            <text:list text:style-name="L4">
              <text:list-item>
                <text:p text:style-name="P12"><text:span text:style-name="T8">static_cast</text:span><text:span text:style-name="T9">&lt;type&gt;(expression) </text:span></text:p>
              </text:list-item>
              <text:list-item>
                <text:p text:style-name="P12"><text:span text:style-name="T8">dynamic_cast</text:span><text:span text:style-name="T9">&lt;type&gt;(expression) </text:span></text:p>
              </text:list-item>
            </text:list>
            <text:p text:style-name="P10"><text:span text:style-name="T10"/></text:p>
          </draw:text-box>
        </draw:fram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cons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‘</text:span><text:span text:style-name="T3">c</text:span><text:span text:style-name="T3">o</text:span><text:span text:style-name="T3">n</text:span><text:span text:style-name="T3">s</text:span><text:span text:style-name="T3">t</text:span><text:span text:style-name="T3">_</text:span><text:span text:style-name="T3">c</text:span><text:span text:style-name="T3">a</text:span><text:span text:style-name="T3">s</text:span><text:span text:style-name="T3">t‘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2.911cm" svg:x="0.847cm" svg:y="5.503cm" presentation:class="outline" presentation:user-transformed="true">
          <draw:text-box>
            <text:p text:style-name="P10"><text:span text:style-name="T11">Is used to remove const-ness:</text:span></text:p>
            <text:p text:style-name="P10"><text:span text:style-name="T12">void</text:span><text:span text:style-name="T13"> g(C* cp);</text:span><text:span text:style-name="T14">// programmer forgot “const”</text:span><text:span text:style-name="T13"><text:line-break/></text:span><text:span text:style-name="T12">void</text:span><text:span text:style-name="T13"> f(C </text:span><text:span text:style-name="T12">const</text:span><text:span text:style-name="T13">* cp) </text:span><text:span text:style-name="T13"><text:line-break/></text:span><text:span text:style-name="T13">{ </text:span><text:span text:style-name="T13"><text:line-break/></text:span><text:span text:style-name="T13">   g(</text:span><text:span text:style-name="T12">const_cast</text:span><text:span text:style-name="T13">&lt;C *&gt;(cp)); </text:span><text:span text:style-name="T13"><text:line-break/></text:span><text:span text:style-name="T13">} </text:span></text:p>
            <text:list text:style-name="L6">
              <text:list-item>
                <text:p text:style-name="P10"><text:span text:style-name="T11">Usually, you should design your variables/methods </text:span><text:span text:style-name="T11">such that you won’t have to use </text:span><text:span text:style-name="T7">const_cast</text:span><text:span text:style-name="T15">.</text:span></text:p>
              </text:list-item>
              <text:list-item>
                <text:p text:style-name="P10"><text:span text:style-name="T11">Compile time operator</text:span></text:p>
              </text:list-item>
              <text:list-item>
                <text:p text:style-name="P10"><text:span text:style-name="T11">Can cause serious trouble</text:span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3.21cm">
          <text:p text:style-name="P13"><text:span text:style-name="T16">const_cast</text:span><text:span text:style-name="T17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</text:span><text:span text:style-name="T3">e</text:span><text:span text:style-name="T3">i</text:span><text:span text:style-name="T3">n</text:span><text:span text:style-name="T3">t</text:span><text:span text:style-name="T3">e</text:span><text:span text:style-name="T3">r</text:span><text:span text:style-name="T3">p</text:span><text:span text:style-name="T3">r</text:span><text:span text:style-name="T3">e</text:span><text:span text:style-name="T3">t</text:span><text:span text:style-name="T3">_</text:span><text:span text:style-name="T3">c</text:span><text:span text:style-name="T3">a</text:span><text:span text:style-name="T3">s</text:span><text:span text:style-name="T3">t‘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list text:style-name="L4">
              <text:list-item>
                <text:p text:style-name="P10"><text:span text:style-name="T11">Reinterpret byte patterns.</text:span></text:p>
              </text:list-item>
              <text:list-item>
                <text:p text:style-name="P10"><text:span text:style-name="T11">Circumvents type checking.</text:span></text:p>
              </text:list-item>
              <text:list-item>
                <text:p text:style-name="P10"><text:span text:style-name="T11">Implementation-dependent.</text:span></text:p>
              </text:list-item>
              <text:list-item>
                <text:p text:style-name="P10"><text:span text:style-name="T11">(Should be) used rarely.</text:span></text:p>
              </text:list-item>
              <text:list-item>
                <text:p text:style-name="P10"><text:span text:style-name="T11">Very dangerous! </text:span><text:span text:style-name="T19">(folder 4)</text:span><text:span text:style-name="T11">.</text:span></text:p>
              </text:list-item>
              <text:list-item>
                <text:p text:style-name="P10"><text:span text:style-name="T11">Usage example: writing an image file </text:span><text:span text:style-name="T20">(folder 5)</text:span><text:span text:style-name="T11">. </text:span></text:p>
                <text:p text:style-name="P10"><text:span text:style-name="T11"/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16">reinterpret</text:span><text:span text:style-name="T17">&lt;type&gt;(expression) </text:span><text:span text:style-name="T17"><text:line-break/></text:span><text:span text:style-name="T17"/></text:p>
          <text:p text:style-name="P13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</text:span><text:span text:style-name="T3">e</text:span><text:span text:style-name="T3">i</text:span><text:span text:style-name="T3">n</text:span><text:span text:style-name="T3">t</text:span><text:span text:style-name="T3">e</text:span><text:span text:style-name="T3">r</text:span><text:span text:style-name="T3">p</text:span><text:span text:style-name="T3">r</text:span><text:span text:style-name="T3">e</text:span><text:span text:style-name="T3">t</text:span><text:span text:style-name="T3">_</text:span><text:span text:style-name="T3">c</text:span><text:span text:style-name="T3">a</text:span><text:span text:style-name="T3">s</text:span><text:span text:style-name="T3">t‘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placeholder="true" presentation:user-transformed="true">
          <draw:text-box/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7">reinterpret_cast</text:span><text:span text:style-name="T17">&lt;type&gt;(expression) </text:span><text:span text:style-name="T17"><text:line-break/></text:span><text:span text:style-name="T17"/></text:p>
          <text:p text:style-name="P13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24.552cm" svg:height="13.757cm" svg:x="0.423cm" svg:y="4.868cm" presentation:class="outline" presentation:user-transformed="true">
          <draw:text-box>
            <text:p text:style-name="P10"><text:span text:style-name="T11">When conversion method is known during </text:span><text:span text:style-name="T11">compilation:</text:span></text:p>
            <text:list text:style-name="L7">
              <text:list-item>
                <text:list>
                  <text:list-item>
                    <text:p text:style-name="P19"><text:span text:style-name="T11">double→int, int→double, etc.</text:span></text:p>
                  </text:list-item>
                  <text:list-item>
                    <text:p text:style-name="P19"><text:span text:style-name="T11">Conversion operator / conversion constructor.</text:span></text:p>
                  </text:list-item>
                  <text:list-item>
                    <text:p text:style-name="P19"><text:span text:style-name="T11">up-cast – Circle→Shape, Circle*→Shape*. </text:span></text:p>
                    <text:p text:style-name="P19"><text:span text:style-name="T11"/></text:p>
                  </text:list-item>
                </text:list>
              </text:list-item>
            </text:list>
            <text:p text:style-name="P20"><text:span text:style-name="T21">Safer that “old-style” casts</text:span></text:p>
            <text:list text:continue-numbering="true" text:style-name="L7">
              <text:list-item>
                <text:list>
                  <text:list-item>
                    <text:p text:style-name="P19"><text:span text:style-name="T11">e.g. won’t cast </text:span><text:span text:style-name="T9">int*</text:span><text:span text:style-name="T10"> to </text:span><text:span text:style-name="T9">float*</text:span></text:p>
                  </text:list-item>
                </text:list>
              </text:list-item>
            </text:list>
            <text:p text:style-name="P10"><text:span text:style-name="T10">Failure causes a compiler error</text:span></text:p>
            <text:list text:continue-numbering="true" text:style-name="L7">
              <text:list-item>
                <text:list>
                  <text:list-item>
                    <text:p text:style-name="P19"><text:span text:style-name="T10">No dynamic checking is done</text:span></text:p>
                  </text:list-item>
                </text:list>
              </text:list-item>
            </text:list>
          </draw:text-box>
        </draw:frame>
        <draw:custom-shape draw:name="Rectangle 4" draw:style-name="gr3" draw:text-style-name="P22" draw:layer="layout" svg:width="21.77cm" svg:height="1.803cm" svg:x="0.847cm" svg:y="2.752cm">
          <text:p text:style-name="P13"><text:span text:style-name="T16">static_cast</text:span><text:span text:style-name="T17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‘</text:span><text:span text:style-name="T3">s</text:span><text:span text:style-name="T3">t</text:span><text:span text:style-name="T3">a</text:span><text:span text:style-name="T3">ti</text:span><text:span text:style-name="T3">c</text:span><text:span text:style-name="T3">_</text:span><text:span text:style-name="T3">c</text:span><text:span text:style-name="T3">a</text:span><text:span text:style-name="T3">s</text:span><text:span text:style-name="T3">t’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 </text:span><text:span text:style-name="T22">(f</text:span><text:span text:style-name="T22">ol</text:span><text:span text:style-name="T22">de</text:span><text:span text:style-name="T22">r </text:span><text:span text:style-name="T22">4)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11.769cm" svg:height="13.757cm" svg:x="0.423cm" svg:y="4.868cm" presentation:class="outline" presentation:user-transformed="true">
          <draw:text-box>
            <text:p text:style-name="P10"><text:span text:style-name="T23">reinterpret_cast</text:span><text:span text:style-name="T10"> does not do anything at runtime.</text:span></text:p>
            <text:p text:style-name="P10"><text:span text:style-name="T10"/></text:p>
            <text:p text:style-name="P10"><text:span text:style-name="T23">static_cast</text:span><text:span text:style-name="T10"> does at runtime a conversion </text:span><text:span text:style-name="T10">determined at compile time.</text:span></text:p>
            <text:p text:style-name="P10"><text:span text:style-name="T10"/></text:p>
            <text:p text:style-name="P10"><text:span text:style-name="T10">Copy&amp;past into godbolt.org to see.</text:span></text:p>
          </draw:text-box>
        </draw:fram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t</text:span><text:span text:style-name="T3">a</text:span><text:span text:style-name="T3">ti</text:span><text:span text:style-name="T3">c</text:span><text:span text:style-name="T3">_</text:span><text:span text:style-name="T3">c</text:span><text:span text:style-name="T3">a</text:span><text:span text:style-name="T3">s</text:span><text:span text:style-name="T3">t </text:span><text:span text:style-name="T3">v</text:span><text:span text:style-name="T3">s </text:span><text:span text:style-name="T3">r</text:span><text:span text:style-name="T3">e</text:span><text:span text:style-name="T3">i</text:span><text:span text:style-name="T3">n</text:span><text:span text:style-name="T3">t</text:span><text:span text:style-name="T3">e</text:span><text:span text:style-name="T3">r</text:span><text:span text:style-name="T3">p</text:span><text:span text:style-name="T3">r</text:span><text:span text:style-name="T3">e</text:span><text:span text:style-name="T3">t</text:span><text:span text:style-name="T3">_</text:span><text:span text:style-name="T3">c</text:span><text:span text:style-name="T3">a</text:span><text:span text:style-name="T3">s</text:span><text:span text:style-name="T3">t</text:span></text:p>
          </draw:text-box>
        </draw:frame>
        <draw:frame draw:style-name="gr4" draw:text-style-name="P24" draw:layer="layout" svg:width="10.922cm" svg:height="10.635cm" svg:x="13.97cm" svg:y="6.858cm">
          <draw:text-box>
            <text:p><text:span text:style-name="T24">in</text:span><text:span text:style-name="T24">t </text:span><text:span text:style-name="T24">m</text:span><text:span text:style-name="T24">ai</text:span><text:span text:style-name="T24">n(</text:span><text:span text:style-name="T24">) {</text:span></text:p>
            <text:p><text:span text:style-name="T24"><text:s text:c="4"/></text:span><text:span text:style-name="T24">in</text:span><text:span text:style-name="T24">t i </text:span><text:span text:style-name="T24">= </text:span><text:span text:style-name="T24">5;</text:span></text:p>
            <text:p><text:span text:style-name="T24"><text:s text:c="4"/></text:span><text:span text:style-name="T24">d</text:span><text:span text:style-name="T24">o</text:span><text:span text:style-name="T24">u</text:span><text:span text:style-name="T24">bl</text:span><text:span text:style-name="T24">e </text:span><text:span text:style-name="T24">d;</text:span></text:p>
            <text:p><text:span text:style-name="T24"><text:s text:c="4"/></text:span><text:span text:style-name="T24">d </text:span><text:span text:style-name="T24">= </text:span><text:span text:style-name="T24">(d</text:span><text:span text:style-name="T24">o</text:span><text:span text:style-name="T24">u</text:span><text:span text:style-name="T24">bl</text:span><text:span text:style-name="T24">e)</text:span><text:span text:style-name="T24">i;</text:span></text:p>
            <text:p><text:span text:style-name="T24"><text:s text:c="4"/></text:span><text:span text:style-name="T24">d </text:span><text:span text:style-name="T24">= </text:span><text:span text:style-name="T24">st</text:span><text:span text:style-name="T24">at</text:span><text:span text:style-name="T24">ic</text:span><text:span text:style-name="T24">_</text:span><text:span text:style-name="T24">c</text:span><text:span text:style-name="T24">a</text:span><text:span text:style-name="T24">st</text:span><text:span text:style-name="T24">&lt;</text:span><text:span text:style-name="T24">d</text:span><text:span text:style-name="T24">o</text:span><text:span text:style-name="T24">u</text:span><text:span text:style-name="T24">bl</text:span><text:span text:style-name="T24">e</text:span><text:span text:style-name="T24">&gt;(</text:span><text:span text:style-name="T24">i);</text:span></text:p>
            <text:p><text:span text:style-name="T24"><text:s text:c="4"/></text:span><text:span text:style-name="T24">in</text:span><text:span text:style-name="T24">t&amp; </text:span><text:span text:style-name="T24">ir </text:span><text:span text:style-name="T24">= </text:span><text:span text:style-name="T24">i;</text:span></text:p>
            <text:p><text:span text:style-name="T24"><text:s text:c="4"/></text:span><text:span text:style-name="T24">d</text:span><text:span text:style-name="T24">o</text:span><text:span text:style-name="T24">u</text:span><text:span text:style-name="T24">bl</text:span><text:span text:style-name="T24">e</text:span><text:span text:style-name="T24">&amp; </text:span><text:span text:style-name="T24">dr </text:span><text:span text:style-name="T24">= </text:span><text:span text:style-name="T24">re</text:span><text:span text:style-name="T24">in</text:span><text:span text:style-name="T24">te</text:span><text:span text:style-name="T24">rp</text:span><text:span text:style-name="T24">re</text:span><text:span text:style-name="T24">t_</text:span><text:span text:style-name="T24">c</text:span><text:span text:style-name="T24">a</text:span><text:span text:style-name="T24">st</text:span><text:span text:style-name="T24">&lt;</text:span><text:span text:style-name="T24">d</text:span><text:span text:style-name="T24">o</text:span><text:span text:style-name="T24">u</text:span><text:span text:style-name="T24">bl</text:span><text:span text:style-name="T24">e</text:span><text:span text:style-name="T24">&amp;</text:span><text:span text:style-name="T24">&gt;(</text:span><text:span text:style-name="T24">ir)</text:span><text:span text:style-name="T24">;</text:span></text:p>
            <text:p><text:span text:style-name="T24">}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Run Time Type Information (RTTI)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</text:span><text:span text:style-name="T25">u</text:span><text:span text:style-name="T25">n </text:span><text:span text:style-name="T25">T</text:span><text:span text:style-name="T25">i</text:span><text:span text:style-name="T25">m</text:span><text:span text:style-name="T25">e </text:span><text:span text:style-name="T25">T</text:span><text:span text:style-name="T25">y</text:span><text:span text:style-name="T25">p</text:span><text:span text:style-name="T25">e </text:span><text:span text:style-name="T25">I</text:span><text:span text:style-name="T25">n</text:span><text:span text:style-name="T25">f</text:span><text:span text:style-name="T25">o</text:span><text:span text:style-name="T25">r</text:span><text:span text:style-name="T25">m</text:span><text:span text:style-name="T25">a</text:span><text:span text:style-name="T25">ti</text:span><text:span text:style-name="T25">o</text:span><text:span text:style-name="T25">n </text:span><text:span text:style-name="T25">(</text:span><text:span text:style-name="T25">R</text:span><text:span text:style-name="T25">T</text:span><text:span text:style-name="T25">T</text:span><text:span text:style-name="T25">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</text:span><text:span text:style-name="T25">u</text:span><text:span text:style-name="T25">n </text:span><text:span text:style-name="T25">T</text:span><text:span text:style-name="T25">i</text:span><text:span text:style-name="T25">m</text:span><text:span text:style-name="T25">e </text:span><text:span text:style-name="T25">T</text:span><text:span text:style-name="T25">y</text:span><text:span text:style-name="T25">p</text:span><text:span text:style-name="T25">e </text:span><text:span text:style-name="T25">I</text:span><text:span text:style-name="T25">n</text:span><text:span text:style-name="T25">f</text:span><text:span text:style-name="T25">o</text:span><text:span text:style-name="T25">r</text:span><text:span text:style-name="T25">m</text:span><text:span text:style-name="T25">a</text:span><text:span text:style-name="T25">ti</text:span><text:span text:style-name="T25">o</text:span><text:span text:style-name="T25">n </text:span><text:span text:style-name="T25">(</text:span><text:span text:style-name="T25">R</text:span><text:span text:style-name="T25">T</text:span><text:span text:style-name="T25">T</text:span><text:span text:style-name="T25">I) </text:span><text:span text:style-name="T25">– </text:span><text:span text:style-name="T25">w</text:span><text:span text:style-name="T25">h</text:span><text:span text:style-name="T25">y</text:span><text:span text:style-name="T25">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1">Problem:</text:span></text:p>
            <text:p text:style-name="P10"><text:span text:style-name="T11"><text:s/></text:span><text:span text:style-name="T26">Up-casting</text:span><text:span text:style-name="T11"> works fine.</text:span></text:p>
            <text:list text:style-name="L7">
              <text:list-item>
                <text:list>
                  <text:list-item>
                    <text:p text:style-name="P19"><text:span text:style-name="T11">Treating sub-class as base class:</text:span></text:p>
                  </text:list-item>
                </text:list>
              </text:list-item>
            </text:list>
            <text:p text:style-name="P25"><text:span text:style-name="T15"><text:s text:c="3"/></text:span><text:span text:style-name="T15">Shape * s = </text:span><text:span text:style-name="T7">new</text:span><text:span text:style-name="T15"> Circle(); </text:span><text:span text:style-name="T15"><text:line-break/></text:span><text:span text:style-name="T15"/></text:p>
            <text:p text:style-name="P10"><text:span text:style-name="T11">What about </text:span><text:span text:style-name="T26">down-casting</text:span><text:span text:style-name="T11">?</text:span></text:p>
            <text:list text:continue-numbering="true" text:style-name="L7">
              <text:list-item>
                <text:list>
                  <text:list-item>
                    <text:p text:style-name="P19"><text:span text:style-name="T11">might not be safe!</text:span></text:p>
                  </text:list-item>
                  <text:list-item>
                    <text:p text:style-name="P19"><text:span text:style-name="T11">correctness cannot be determined by the </text:span><text:span text:style-name="T11">compiler.</text:span></text:p>
                  </text:list-item>
                </text:list>
              </text:list-item>
            </text:list>
            <text:p text:style-name="P25"><text:span text:style-name="T15"><text:s text:c="3"/></text:span><text:span text:style-name="T15">Circle * c = (Circle*) s; </text:span></text:p>
          </draw:text-box>
        </draw:frame>
        <draw:custom-shape draw:name="Rectangle 4" draw:style-name="gr5" draw:text-style-name="P27" draw:layer="layout" svg:width="3.347cm" svg:height="1.78cm" svg:x="19.492cm" svg:y="5.408cm">
          <text:p text:style-name="P26"><text:span text:style-name="T27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27" draw:layer="layout" svg:width="2.882cm" svg:height="1.78cm" svg:x="18.056cm" svg:y="9.007cm">
          <text:p text:style-name="P28"><text:span text:style-name="T27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7" draw:layer="layout" svg:width="3.813cm" svg:height="1.78cm" svg:x="21.211cm" svg:y="9.007cm">
          <text:p text:style-name="P28"><text:span text:style-name="T27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6" draw:text-style-name="P29" draw:layer="layout" svg:width="1.802cm" svg:height="1.667cm" draw:transform="rotate (-1.67586514776496) translate (21.232cm 7.28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6" draw:text-style-name="P29" draw:layer="layout" svg:width="1.803cm" svg:height="1.952cm" draw:transform="rotate (-1.62333073727993) translate (23.162cm 7.25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T</text:span><text:span text:style-name="T3">T</text:span><text:span text:style-name="T3">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28">RTTI – Run Time Type Information</text:span><text:span text:style-name="T28"><text:line-break/></text:span><text:span text:style-name="T28"/></text:p>
            <text:p text:style-name="P10"><text:span text:style-name="T28"/></text:p>
            <text:p text:style-name="P10"><text:span text:style-name="T28">Mechanisms for RTTI:</text:span></text:p>
            <text:list text:style-name="L8">
              <text:list-item>
                <text:p text:style-name="P25"><text:span text:style-name="T29">dynamic_cast</text:span><text:span text:style-name="T30"> </text:span><text:span text:style-name="T28">operator</text:span></text:p>
              </text:list-item>
              <text:list-item>
                <text:p text:style-name="P25"><text:span text:style-name="T29">typeid</text:span><text:span text:style-name="T30"> </text:span><text:span text:style-name="T28">operator (and type_info class)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‘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_</text:span><text:span text:style-name="T3">c</text:span><text:span text:style-name="T3">a</text:span><text:span text:style-name="T3">s</text:span><text:span text:style-name="T3">t‘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8">Enables run-time type checking:</text:span></text:p>
            <text:p text:style-name="P30"><text:span text:style-name="T28"/></text:p>
            <text:p text:style-name="P30"><text:span text:style-name="T28">When </text:span><text:span text:style-name="T31">expression </text:span><text:span text:style-name="T32">is a </text:span><text:span text:style-name="T33">pointer</text:span><text:span text:style-name="T31">:</text:span></text:p>
            <text:list text:style-name="L5">
              <text:list-item>
                <text:list>
                  <text:list-item>
                    <text:p text:style-name="P19"><text:span text:style-name="T32">Returns a valid pointer if </text:span><text:span text:style-name="T31">expression </text:span><text:span text:style-name="T32">really points to type </text:span><text:span text:style-name="T31">T</text:span></text:p>
                  </text:list-item>
                  <text:list-item>
                    <text:p text:style-name="P19"><text:span text:style-name="T32">null pointer value otherwise</text:span></text:p>
                  </text:list-item>
                </text:list>
              </text:list-item>
            </text:list>
            <text:p text:style-name="P31"><text:span text:style-name="T32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6">dynamic_cast</text:span><text:span text:style-name="T17">&lt;T&gt;(expression)</text:span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2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‘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_</text:span><text:span text:style-name="T3">c</text:span><text:span text:style-name="T3">a</text:span><text:span text:style-name="T3">s</text:span><text:span text:style-name="T3">t‘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8">Enables run-time type checking:</text:span></text:p>
            <text:p text:style-name="P30"><text:span text:style-name="T28"/></text:p>
            <text:p text:style-name="P30"><text:span text:style-name="T28">When </text:span><text:span text:style-name="T31">expression </text:span><text:span text:style-name="T32">is a </text:span><text:span text:style-name="T34">reference</text:span><text:span text:style-name="T31">:</text:span></text:p>
            <text:list text:style-name="L5">
              <text:list-item>
                <text:list>
                  <text:list-item>
                    <text:p text:style-name="P19"><text:span text:style-name="T32">Returns a valid reference if </text:span><text:span text:style-name="T31">expression <text:s/></text:span><text:span text:style-name="T32">is really of type </text:span><text:span text:style-name="T31">T</text:span></text:p>
                  </text:list-item>
                  <text:list-item>
                    <text:p text:style-name="P19"><text:span text:style-name="T32">Throws an exception when it fails </text:span><text:span text:style-name="T32">(“</text:span><text:span text:style-name="T31">bad_cast</text:span><text:span text:style-name="T32">”)</text:span></text:p>
                  </text:list-item>
                </text:list>
              </text:list-item>
            </text:list>
            <text:p text:style-name="P31"><text:span text:style-name="T32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6">dynamic_cast</text:span><text:span text:style-name="T17">&lt;T&gt;(expression)</text:span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_</text:span><text:span text:style-name="T3">c</text:span><text:span text:style-name="T3">a</text:span><text:span text:style-name="T3">s</text:span><text:span text:style-name="T3">t </text:span><text:span text:style-name="T3">: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32"><text:span text:style-name="T15"/></text:p>
            <text:p text:style-name="P32"><text:span text:style-name="T15">Shape* s = container.pop(); </text:span><text:span text:style-name="T15"><text:line-break/></text:span><text:span text:style-name="T15">Circle* c = </text:span><text:span text:style-name="T7">dynamic_cast</text:span><text:span text:style-name="T15">&lt;Circle*&gt;(s); </text:span><text:span text:style-name="T15"><text:line-break/></text:span><text:span text:style-name="T7">if</text:span><text:span text:style-name="T15"> (c != nullptr) {</text:span><text:span text:style-name="T35">// c is a circle </text:span><text:span text:style-name="T35"><text:line-break/></text:span><text:span text:style-name="T15"> </text:span><text:span text:style-name="T35"><text:s text:c="2"/></text:span><text:span text:style-name="T15">c-&gt;setRadius(42);</text:span></text:p>
            <text:p text:style-name="P32"><text:span text:style-name="T15">} </text:span><text:span text:style-name="T7">else</text:span><text:span text:style-name="T15"> {</text:span><text:span text:style-name="T15"><text:line-break/></text:span><text:span text:style-name="T15">   ...</text:span></text:p>
            <text:p text:style-name="P32"><text:span text:style-name="T15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14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_</text:span><text:span text:style-name="T3">c</text:span><text:span text:style-name="T3">a</text:span><text:span text:style-name="T3">s</text:span><text:span text:style-name="T3">t </text:span><text:span text:style-name="T3">- </text:span><text:span text:style-name="T3">m</text:span><text:span text:style-name="T3">o</text:span><text:span text:style-name="T3">r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7">dynamic_cast</text:span><text:span text:style-name="T15">&lt;T&gt;(expression) </text:span><text:span text:style-name="T15"><text:line-break/></text:span><text:span text:style-name="T15"/></text:p>
            <text:p text:style-name="P25"><text:span text:style-name="T26">Note: </text:span></text:p>
            <text:list text:style-name="L6">
              <text:list-item>
                <text:p text:style-name="P10"><text:span text:style-name="T11">Used only on </text:span><text:span text:style-name="T26">pointer</text:span><text:span text:style-name="T11"> or </text:span><text:span text:style-name="T26">reference</text:span><text:span text:style-name="T11"> types.</text:span></text:p>
              </text:list-item>
              <text:list-item>
                <text:p text:style-name="P10"><text:span text:style-name="T11">Can be used for:</text:span></text:p>
                <text:list>
                  <text:list-item>
                    <text:p text:style-name="P33"><text:span text:style-name="T26">up-cast</text:span><text:span text:style-name="T11"> – useless – done automatically.</text:span></text:p>
                  </text:list-item>
                  <text:list-item>
                    <text:p text:style-name="P33"><text:span text:style-name="T26">down-cast</text:span><text:span text:style-name="T11"> – most useful.</text:span></text:p>
                  </text:list-item>
                  <text:list-item>
                    <text:p text:style-name="P33"><text:span text:style-name="T26">cross-cast</text:span><text:span text:style-name="T11"> – useful with multiple inheritance.</text:span></text:p>
                  </text:list-item>
                </text:list>
              </text:list-item>
              <text:list-item>
                <text:p text:style-name="P10"><text:span text:style-name="T26">Only for types with virtual-functions </text:span><text:span text:style-name="T11">(“Polymorphic types”) - These object have a space </text:span><text:span text:style-name="T11">for information about type: the virtual function table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_</text:span><text:span text:style-name="T3">c</text:span><text:span text:style-name="T3">a</text:span><text:span text:style-name="T3">s</text:span><text:span text:style-name="T3">t: </text:span><text:span text:style-name="T3">o</text:span><text:span text:style-name="T3">n</text:span><text:span text:style-name="T3">l</text:span><text:span text:style-name="T3">y </text:span><text:span text:style-name="T3">f</text:span><text:span text:style-name="T3">o</text:span><text:span text:style-name="T3">r </text:span><text:span text:style-name="T3">p</text:span><text:span text:style-name="T3">o</text:span><text:span text:style-name="T3">l</text:span><text:span text:style-name="T3">y</text:span><text:span text:style-name="T3">m</text:span><text:span text:style-name="T3">o</text:span><text:span text:style-name="T3">r</text:span><text:span text:style-name="T3">p</text:span><text:span text:style-name="T3">h</text:span><text:span text:style-name="T3">i</text:span><text:span text:style-name="T3">c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6">class</text:span><text:span text:style-name="T37"> Circle : </text:span><text:span text:style-name="T36">public</text:span><text:span text:style-name="T37"> Shape </text:span><text:span text:style-name="T37"><text:line-break/></text:span><text:span text:style-name="T37">{ </text:span><text:span text:style-name="T37"><text:line-break/></text:span><text:span text:style-name="T37">   </text:span><text:span text:style-name="T36">virtual</text:span><text:span text:style-name="T37"> </text:span><text:span text:style-name="T36">void</text:span><text:span text:style-name="T37"> draw(); </text:span><text:span text:style-name="T37"><text:line-break/></text:span><text:span text:style-name="T37">} </text:span><text:span text:style-name="T37"><text:line-break/></text:span><text:span text:style-name="T36">class</text:span><text:span text:style-name="T37"> Date : </text:span><text:span text:style-name="T36">public</text:span><text:span text:style-name="T37"> Time </text:span><text:span text:style-name="T37"><text:line-break/></text:span><text:span text:style-name="T37">{ </text:span><text:span text:style-name="T37"><text:line-break/></text:span><text:span text:style-name="T37">    </text:span><text:span text:style-name="T38">// Time has no virtual functions </text:span><text:span text:style-name="T38"><text:line-break/></text:span><text:span text:style-name="T37">} </text:span><text:span text:style-name="T37"><text:line-break/></text:span><text:span text:style-name="T36">void</text:span><text:span text:style-name="T37"> foo(Shape * s, Time * t) </text:span><text:span text:style-name="T37"><text:line-break/></text:span><text:span text:style-name="T37">{ </text:span><text:span text:style-name="T37"><text:line-break/></text:span><text:span text:style-name="T37">   Circle * c =</text:span></text:p>
            <text:p text:style-name="P10"><text:span text:style-name="T37"><text:s text:c="4"/></text:span><text:span text:style-name="T36">dynamic_cast</text:span><text:span text:style-name="T37">&lt;Circle*&gt;( s ); </text:span><text:span text:style-name="T38">//ok </text:span><text:span text:style-name="T38"><text:line-break/></text:span><text:span text:style-name="T38"> <text:s text:c="2"/></text:span><text:span text:style-name="T37">Date * date = <text:s/></text:span></text:p>
            <text:p text:style-name="P10"><text:span text:style-name="T37"><text:s text:c="4"/></text:span><text:span text:style-name="T36">dynamic_cast</text:span><text:span text:style-name="T37">&lt;Date*&gt;( t ); </text:span><text:span text:style-name="T39">//compilation </text:span><text:span text:style-name="T39">error </text:span><text:span text:style-name="T38"><text:line-break/></text:span><text:span text:style-name="T37">} </text:span><text:span text:style-name="T37"><text:line-break/></text:span><text:span text:style-name="T37"/></text:p>
            <text:p text:style-name="P10"><text:span text:style-name="T37"><text:line-break/></text:span><text:span text:style-name="T37"/></text:p>
          </draw:text-box>
        </draw:frame>
        <presentation:notes draw:style-name="dp2">
          <draw:page-thumbnail draw:style-name="gr1" draw:layer="layout" svg:width="14.212cm" svg:height="10.659cm" svg:x="2.753cm" svg:y="2.16cm" draw:page-number="1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T</text:span><text:span text:style-name="T3">T</text:span><text:span text:style-name="T3">I </text:span><text:span text:style-name="T3">: </text:span><text:span text:style-name="T3">t</text:span><text:span text:style-name="T3">y</text:span><text:span text:style-name="T3">p</text:span><text:span text:style-name="T3">e</text:span><text:span text:style-name="T3">i</text:span><text:span text:style-name="T3">d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T</text:span><text:span text:style-name="T3">T</text:span><text:span text:style-name="T3">I </text:span><text:span text:style-name="T3">: </text:span><text:span text:style-name="T3">t</text:span><text:span text:style-name="T3">y</text:span><text:span text:style-name="T3">p</text:span><text:span text:style-name="T3">e</text:span><text:span text:style-name="T3">i</text:span><text:span text:style-name="T3">d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22"> </text:span><text:span text:style-name="T22">(f</text:span><text:span text:style-name="T22">ol</text:span><text:span text:style-name="T22">de</text:span><text:span text:style-name="T22">r </text:span><text:span text:style-name="T22">6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8"><text:s/></text:span><text:span text:style-name="T28">Obtains info about an object/expression</text:span></text:p>
              </text:list-item>
            </text:list>
            <text:p text:style-name="P35"><text:span text:style-name="T28">usage: </text:span><text:span text:style-name="T7">typeid</text:span><text:span text:style-name="T28">( obj ) <text:s text:c="3"/>(like “</text:span><text:span text:style-name="T7">sizeof</text:span><text:span text:style-name="T28">”)</text:span></text:p>
            <text:p text:style-name="P25"><text:span text:style-name="T40">Example:</text:span><text:span text:style-name="T41"><text:line-break/></text:span><text:span text:style-name="T15">Dog d; </text:span><text:span text:style-name="T15"><text:line-break/></text:span><text:span text:style-name="T15">Cat c; </text:span><text:span text:style-name="T15"><text:line-break/></text:span><text:span text:style-name="T15">cout &lt;&lt; <text:s text:c="2"/></text:span><text:span text:style-name="T42">"d is a "</text:span><text:span text:style-name="T15"> &lt;&lt; </text:span><text:span text:style-name="T7">typeid</text:span><text:span text:style-name="T15">(d).name() </text:span></text:p>
            <text:p text:style-name="P25"><text:span text:style-name="T15"><text:s text:c="5"/></text:span><text:span text:style-name="T15">&lt;&lt; </text:span><text:span text:style-name="T42">", c is a "</text:span><text:span text:style-name="T15"> &lt;&lt; </text:span><text:span text:style-name="T7">typeid</text:span><text:span text:style-name="T15">(c).name() <text:s text:c="4"/></text:span></text:p>
            <text:p text:style-name="P25"><text:span text:style-name="T15"><text:s text:c="5"/></text:span><text:span text:style-name="T15">&lt;&lt;endl; </text:span></text:p>
            <text:p text:style-name="P36"><text:span text:style-name="T40">Output (might be):</text:span><text:span text:style-name="T11"> </text:span><text:span text:style-name="T11"><text:line-break/></text:span><text:span text:style-name="T11">d is a Dog, c is a Cat</text:span></text:p>
            <text:p text:style-name="P10"><text:span text:style-name="T11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T</text:span><text:span text:style-name="T3">T</text:span><text:span text:style-name="T3">I </text:span><text:span text:style-name="T3">: </text:span><text:span text:style-name="T3">t</text:span><text:span text:style-name="T3">y</text:span><text:span text:style-name="T3">p</text:span><text:span text:style-name="T3">e</text:span><text:span text:style-name="T3">i</text:span><text:span text:style-name="T3">d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8"><text:s/></text:span><text:span text:style-name="T28">Obtains info about an object/expression</text:span></text:p>
              </text:list-item>
            </text:list>
            <text:p text:style-name="P35"><text:span text:style-name="T28">usage: </text:span><text:span text:style-name="T7">typeid</text:span><text:span text:style-name="T28">( obj ) <text:s text:c="3"/>(like “</text:span><text:span text:style-name="T7">sizeof</text:span><text:span text:style-name="T28">”)</text:span></text:p>
            <text:p text:style-name="P25"><text:span text:style-name="T40">Example:</text:span><text:span text:style-name="T41"><text:line-break/></text:span><text:span text:style-name="T15">Dog d; </text:span><text:span text:style-name="T15"><text:line-break/></text:span><text:span text:style-name="T15">Cat c; </text:span><text:span text:style-name="T15"><text:line-break/></text:span><text:span text:style-name="T15">cout &lt;&lt; <text:s text:c="2"/></text:span><text:span text:style-name="T42">"d is a "</text:span><text:span text:style-name="T15"> &lt;&lt; </text:span><text:span text:style-name="T7">typeid</text:span><text:span text:style-name="T15">(d).name() </text:span></text:p>
            <text:p text:style-name="P25"><text:span text:style-name="T15"><text:s text:c="5"/></text:span><text:span text:style-name="T15">&lt;&lt; </text:span><text:span text:style-name="T42">", c is a "</text:span><text:span text:style-name="T15"> &lt;&lt; </text:span><text:span text:style-name="T7">typeid</text:span><text:span text:style-name="T15">(c).name() <text:s text:c="3"/></text:span></text:p>
            <text:p text:style-name="P25"><text:span text:style-name="T15"><text:s text:c="5"/></text:span><text:span text:style-name="T15">&lt;&lt;endl; </text:span></text:p>
            <text:p text:style-name="P36"><text:span text:style-name="T40">Output </text:span><text:span text:style-name="T43">(becase it does not have to be the name of </text:span><text:span text:style-name="T43">the type that the programmer used, it might also be)</text:span><text:span text:style-name="T40">:</text:span><text:span text:style-name="T11"><text:line-break/></text:span><text:span text:style-name="T11">d is a 3Dog, c is a 3Cat</text:span></text:p>
            <text:p text:style-name="P10"><text:span text:style-name="T11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T</text:span><text:span text:style-name="T3">T</text:span><text:span text:style-name="T3">I </text:span><text:span text:style-name="T44">m</text:span><text:span text:style-name="T44">i</text:span><text:span text:style-name="T44">s</text:span><text:span text:style-name="T44">u</text:span><text:span text:style-name="T44">s</text:span><text:span text:style-name="T44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45">void</text:span><text:span text:style-name="T46"> rotate( shape </text:span><text:span text:style-name="T45">const</text:span><text:span text:style-name="T46">&amp; s ) </text:span><text:span text:style-name="T46"><text:line-break/></text:span><text:span text:style-name="T46">{ </text:span><text:span text:style-name="T46"><text:line-break/></text:span><text:span text:style-name="T46">   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Circle) ) </text:span><text:span text:style-name="T46"><text:line-break/></text:span><text:span text:style-name="T46">   </text:span><text:span text:style-name="T47">//do nothing </text:span><text:span text:style-name="T47"><text:line-break/></text:span><text:span text:style-name="T45">else</text:span><text:span text:style-name="T46"> 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Triangle) ) </text:span><text:span text:style-name="T46"><text:line-break/></text:span><text:span text:style-name="T46">   </text:span><text:span text:style-name="T47">//rotate Triangle </text:span><text:span text:style-name="T47"><text:line-break/></text:span><text:span text:style-name="T45">else</text:span><text:span text:style-name="T46"> 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Rectangle) ) </text:span><text:span text:style-name="T46"><text:line-break/></text:span><text:span text:style-name="T46">   </text:span><text:span text:style-name="T47">//rotate Rectangle </text:span><text:span text:style-name="T47"><text:line-break/></text:span><text:span text:style-name="T46">} </text:span><text:span text:style-name="T46"><text:line-break/></text:span><text:span text:style-name="T46"/></text:p>
            <text:p text:style-name="P32"><text:span text:style-name="T46"><text:line-break/></text:span><text:span text:style-name="T46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xml:id="id1" draw:id="id1" draw:layer="layout" svg:width="24.028cm" svg:height="4.519cm" svg:x="0.816cm" svg:y="13.736cm">
          <text:list text:style-name="L10">
            <text:list-item>
              <text:p text:style-name="P37"><text:span text:style-name="T48">Use virtual functions when you can !</text:span></text:p>
            </text:list-item>
            <text:list-item>
              <text:p text:style-name="P37"><text:span text:style-name="T48">Use RTTI only you cannot use virtual functions (e.g. the source code of Shape is unavailable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212cm" svg:height="10.659cm" svg:x="2.753cm" svg:y="2.16cm" draw:page-number="2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1.018cm" presentation:class="title" presentation:user-transformed="true">
          <draw:text-box>
            <text:p text:style-name="P6"><text:span text:style-name="T49">C</text:span><text:span text:style-name="T49">a</text:span><text:span text:style-name="T49">s</text:span><text:span text:style-name="T49">t </text:span><text:span text:style-name="T49">c</text:span><text:span text:style-name="T49">o</text:span><text:span text:style-name="T49">m</text:span><text:span text:style-name="T49">p</text:span><text:span text:style-name="T49">a</text:span><text:span text:style-name="T49">ri</text:span><text:span text:style-name="T49">s</text:span><text:span text:style-name="T49">o</text:span><text:span text:style-name="T49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705cm" svg:height="16.441cm" svg:x="0.847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8"><text:span text:style-name="T50">Compile-time</text:span></text:p>
              </table:table-cell>
              <table:table-cell>
                <text:p text:style-name="P38"><text:span text:style-name="T50">Run-time</text:span></text:p>
              </table:table-cell>
            </table:table-row>
            <table:table-row table:style-name="ro1">
              <table:table-cell table:style-name="ce2">
                <text:p text:style-name="P38"><text:span text:style-name="T51">const_cast</text:span></text:p>
              </table:table-cell>
              <table:table-cell table:style-name="ce3">
                <text:p text:style-name="P38"><text:span text:style-name="T52">Check that source, target are the same except const</text:span></text:p>
              </table:table-cell>
              <table:table-cell table:style-name="ce4">
                <text:p text:style-name="P38"><text:span text:style-name="T53">nothing</text:span></text:p>
              </table:table-cell>
            </table:table-row>
            <table:table-row table:style-name="ro1">
              <table:table-cell table:style-name="ce2">
                <text:p text:style-name="P38"><text:span text:style-name="T51">reinterpret_cast</text:span></text:p>
              </table:table-cell>
              <table:table-cell table:style-name="ce3">
                <text:p text:style-name="P38"><text:span text:style-name="T52">Check that source, target are pointers / refs</text:span></text:p>
              </table:table-cell>
              <table:table-cell table:style-name="ce4">
                <text:p text:style-name="P38"><text:span text:style-name="T53">nothing</text:span></text:p>
              </table:table-cell>
            </table:table-row>
            <table:table-row table:style-name="ro1">
              <table:table-cell table:style-name="ce2">
                <text:p text:style-name="P38"><text:span text:style-name="T51">static_cast</text:span></text:p>
              </table:table-cell>
              <table:table-cell table:style-name="ce3">
                <text:p text:style-name="P38"><text:span text:style-name="T52">Check that there is a conversion source→target </text:span></text:p>
              </table:table-cell>
              <table:table-cell table:style-name="ce5">
                <text:p text:style-name="P38"><text:span text:style-name="T54">Fixed conversion</text:span></text:p>
              </table:table-cell>
            </table:table-row>
            <table:table-row table:style-name="ro2">
              <table:table-cell table:style-name="ce2">
                <text:p text:style-name="P38"><text:span text:style-name="T51">dynamic_cast</text:span></text:p>
              </table:table-cell>
              <table:table-cell table:style-name="ce3">
                <text:p text:style-name="P38"><text:span text:style-name="T52">Check that the class is polymorphic</text:span></text:p>
              </table:table-cell>
              <table:table-cell table:style-name="ce6">
                <text:p text:style-name="P38"><text:span text:style-name="T55">Expensive chec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2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7">7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7">7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63</meta:editing-cycles>
    <meta:print-date>1999-11-04T13:06:28</meta:print-date>
    <meta:creation-date>1999-10-10T10:49:40</meta:creation-date>
    <dc:date>2018-05-07T14:37:04.205330894</dc:date>
    <meta:editing-duration>P28DT15H5M58S</meta:editing-duration>
    <meta:generator>LibreOffice/5.1.6.2$Linux_X86_64 LibreOffice_project/10m0$Build-2</meta:gener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